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2">
      <style:text-properties officeooo:rsid="0006762b" officeooo:paragraph-rsid="0006762b"/>
    </style:style>
    <style:style style:name="P2" style:family="paragraph" style:parent-style-name="Nadpis2">
      <style:text-properties officeooo:rsid="00079687" officeooo:paragraph-rsid="00079687"/>
    </style:style>
    <style:style style:name="P3" style:family="paragraph" style:parent-style-name="text">
      <style:text-properties officeooo:rsid="0006762b" officeooo:paragraph-rsid="0006762b"/>
    </style:style>
    <style:style style:name="P4" style:family="paragraph" style:parent-style-name="text">
      <style:text-properties fo:color="#ce181e" officeooo:rsid="0006762b" officeooo:paragraph-rsid="0006762b"/>
    </style:style>
    <style:style style:name="P5" style:family="paragraph" style:parent-style-name="text">
      <style:text-properties fo:color="#ed1c24" officeooo:rsid="00090bb3" officeooo:paragraph-rsid="00090bb3"/>
    </style:style>
    <style:style style:name="P6" style:family="paragraph" style:parent-style-name="text">
      <style:text-properties fo:color="#ed1c24" officeooo:rsid="00090bb3" officeooo:paragraph-rsid="000cbe89"/>
    </style:style>
    <style:style style:name="P7" style:family="paragraph" style:parent-style-name="Nadpis1">
      <style:text-properties officeooo:rsid="0006762b" officeooo:paragraph-rsid="0006762b"/>
    </style:style>
    <style:style style:name="P8" style:family="paragraph" style:parent-style-name="Nadpis1">
      <style:text-properties officeooo:rsid="0011d6b1" officeooo:paragraph-rsid="0011d6b1"/>
    </style:style>
    <style:style style:name="P9" style:family="paragraph" style:parent-style-name="Nadpis1">
      <style:text-properties officeooo:rsid="0017d9b6" officeooo:paragraph-rsid="0017d9b6"/>
    </style:style>
    <style:style style:name="P10" style:family="paragraph" style:parent-style-name="text" style:list-style-name="L1">
      <style:text-properties style:use-window-font-color="true" officeooo:rsid="0006762b" officeooo:paragraph-rsid="0006762b"/>
    </style:style>
    <style:style style:name="P11" style:family="paragraph" style:parent-style-name="text" style:list-style-name="L1">
      <style:text-properties officeooo:rsid="0006762b" officeooo:paragraph-rsid="0006762b"/>
    </style:style>
    <style:style style:name="P12" style:family="paragraph" style:parent-style-name="text" style:list-style-name="L2">
      <style:text-properties officeooo:rsid="00079687" officeooo:paragraph-rsid="00079687"/>
    </style:style>
    <style:style style:name="P13" style:family="paragraph" style:parent-style-name="text" style:list-style-name="L2">
      <style:text-properties officeooo:rsid="00089dd7" officeooo:paragraph-rsid="00089dd7"/>
    </style:style>
    <style:style style:name="P14" style:family="paragraph" style:parent-style-name="text" style:list-style-name="L3">
      <style:text-properties officeooo:rsid="0011d6b1" officeooo:paragraph-rsid="0011d6b1"/>
    </style:style>
    <style:style style:name="P15" style:family="paragraph" style:parent-style-name="text" style:list-style-name="L4">
      <style:text-properties officeooo:rsid="0017d9b6" officeooo:paragraph-rsid="0017d9b6"/>
    </style:style>
    <style:style style:name="P16" style:family="paragraph" style:parent-style-name="text" style:list-style-name="L4">
      <style:text-properties officeooo:rsid="00192c59" officeooo:paragraph-rsid="00192c59"/>
    </style:style>
    <style:style style:name="P17" style:family="paragraph" style:parent-style-name="text" style:list-style-name="L4">
      <style:text-properties officeooo:rsid="001b7a69" officeooo:paragraph-rsid="0017d9b6"/>
    </style:style>
    <style:style style:name="P18" style:family="paragraph" style:parent-style-name="text" style:list-style-name="L4">
      <style:text-properties officeooo:rsid="0019ea08" officeooo:paragraph-rsid="001d8265"/>
    </style:style>
    <style:style style:name="P19" style:family="paragraph" style:parent-style-name="text" style:list-style-name="L4">
      <style:text-properties officeooo:rsid="001d8265" officeooo:paragraph-rsid="001d8265"/>
    </style:style>
    <style:style style:name="P20" style:family="paragraph" style:parent-style-name="text">
      <style:text-properties officeooo:rsid="001d8265" officeooo:paragraph-rsid="001d8265"/>
    </style:style>
    <style:style style:name="P21" style:family="paragraph" style:parent-style-name="text">
      <style:text-properties officeooo:rsid="001f74f9" officeooo:paragraph-rsid="001f74f9"/>
    </style:style>
    <style:style style:name="T1" style:family="text">
      <style:text-properties officeooo:rsid="0006762b"/>
    </style:style>
    <style:style style:name="T2" style:family="text">
      <style:text-properties officeooo:rsid="000c0937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31ba3"/>
    </style:style>
    <style:style style:name="T6" style:family="text">
      <style:text-properties style:text-position="0% 100%" officeooo:rsid="001381b6"/>
    </style:style>
    <style:style style:name="T7" style:family="text">
      <style:text-properties officeooo:rsid="00131ba3"/>
    </style:style>
    <style:style style:name="T8" style:family="text">
      <style:text-properties officeooo:rsid="0014d8c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2c59" style:font-weight-asian="bold" style:font-weight-complex="bold"/>
    </style:style>
    <style:style style:name="T11" style:family="text">
      <style:text-properties fo:font-weight="bold" officeooo:rsid="001d8265" style:font-weight-asian="bold" style:font-weight-complex="bold"/>
    </style:style>
    <style:style style:name="T12" style:family="text">
      <style:text-properties officeooo:rsid="00192c59"/>
    </style:style>
    <style:style style:name="T13" style:family="text">
      <style:text-properties officeooo:rsid="001d8265"/>
    </style:style>
    <style:style style:name="T14" style:family="text">
      <style:text-properties fo:font-weight="normal" officeooo:rsid="001d826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avopis</text:p>
      <text:p text:style-name="Nadpis1"><text:span text:style-name="T1">měkké</text:span> / <text:span text:style-name="T1">tvrdé i / y</text:span></text:p>
      <text:p text:style-name="P1">Vyjmenovaná slova</text:p>
      <text:p text:style-name="P3"/>
      <text:p text:style-name="P4">DÚ – pročíst 156-158</text:p>
      <text:list xml:id="list2987131193" text:style-name="L1">
        <text:list-item>
          <text:p text:style-name="P10">Cvičení</text:p>
          <text:list>
            <text:list-item>
              <text:p text:style-name="P10">Vojáci dobyli hrad.</text:p>
              <text:list>
                <text:list-item>
                  <text:p text:style-name="P10">dobudou</text:p>
                </text:list-item>
              </text:list>
            </text:list-item>
            <text:list-item>
              <text:p text:style-name="P10">Už jste si dobili mobily.</text:p>
              <text:list>
                <text:list-item>
                  <text:p text:style-name="P10">dobijí</text:p>
                </text:list-item>
              </text:list>
            </text:list-item>
            <text:list-item>
              <text:p text:style-name="P10">Tento zlozvyk je třeba vymýtit.</text:p>
              <text:list>
                <text:list-item>
                  <text:p text:style-name="P10">mýtit</text:p>
                </text:list-item>
              </text:list>
            </text:list-item>
            <text:list-item>
              <text:p text:style-name="P10">V některých kulturách ještě dnes existují vymítači ďábla.</text:p>
              <text:list>
                <text:list-item>
                  <text:p text:style-name="P10"/>
                </text:list-item>
              </text:list>
            </text:list-item>
            <text:list-item>
              <text:p text:style-name="P10">Sirupy mi nechutnají, ale ráda piji syrovátku.</text:p>
              <text:list>
                <text:list-item>
                  <text:p text:style-name="P10">Syrovátka - sýr</text:p>
                </text:list-item>
              </text:list>
            </text:list-item>
            <text:list-item>
              <text:p text:style-name="P11">Přes údolí postavili visutý most.</text:p>
            </text:list-item>
          </text:list>
        </text:list-item>
      </text:list>
      <text:p text:style-name="P2">Vzory</text:p>
      <text:p text:style-name="P2">Shoda slovesa</text:p>
      <text:list xml:id="list2256912572" text:style-name="L2">
        <text:list-item>
          <text:p text:style-name="P12">s drahokamy</text:p>
        </text:list-item>
        <text:list-item>
          <text:p text:style-name="P12">Kočka a kotě si hrály.</text:p>
        </text:list-item>
        <text:list-item>
          <text:p text:style-name="P12">Kočka a koťata si hrály.</text:p>
        </text:list-item>
        <text:list-item>
          <text:p text:style-name="P12">Koťata si hrála.</text:p>
        </text:list-item>
        <text:list-item>
          <text:p text:style-name="P12">Koťata a štěňata ji hrála.</text:p>
        </text:list-item>
        <text:list-item>
          <text:p text:style-name="P13">Kotě a štěně ji hrály.</text:p>
        </text:list-item>
        <text:list-item>
          <text:p text:style-name="P13">Na dvoře si hrála(y) štěňata a kotě.</text:p>
        </text:list-item>
      </text:list>
      <text:p text:style-name="P5">D<text:span text:style-name="T2">Ú</text:span> 164 A,B</text:p>
      <text:p text:style-name="P5"/>
      <text:p text:style-name="P6">D<text:span text:style-name="T2">Ú</text:span> 16<text:span text:style-name="T2">7/5 + 169 – 174</text:span></text:p>
      <text:p text:style-name="P6"><text:s/></text:p>
      <text:p text:style-name="P6"/>
      <text:p text:style-name="P8"/>
      <text:list xml:id="list3404647247" text:style-name="L3">
        <text:list-item>
          <text:p text:style-name="P14">popř.</text:p>
        </text:list-item>
        <text:list-item>
          <text:p text:style-name="P14">dr. B<text:span text:style-name="T8">a</text:span>rtoš</text:p>
        </text:list-item>
        <text:list-item>
          <text:p text:style-name="P14">u dr. Bartoše</text:p>
        </text:list-item>
        <text:list-item>
          <text:p text:style-name="P14">Ing. P. Malý, Ph.D.</text:p>
        </text:list-item>
        <text:list-item>
          <text:p text:style-name="P14">MUDr. Z. Vokšálek</text:p>
        </text:list-item>
        <text:list-item>
          <text:p text:style-name="P14">USA</text:p>
        </text:list-item>
        <text:list-item>
          <text:p text:style-name="P14">F<text:span text:style-name="T7">F</text:span> MU<text:span text:style-name="T7">NI <text:s/>(PřF KU) (MFF UK)</text:span></text:p>
        </text:list-item>
        <text:list-item>
          <text:p text:style-name="P14">atd. <text:span text:style-name="T7">(etc.)</text:span></text:p>
        </text:list-item>
        <text:list-item>
          <text:p text:style-name="P14">r. 1000 př. Kr. <text:span text:style-name="T7">(př. n. l.)</text:span></text:p>
        </text:list-item>
        <text:list-item>
          <text:p text:style-name="P14">Jel 70km rychlostí.</text:p>
        </text:list-item>
        <text:list-item>
          <text:p text:style-name="P14"><text:soft-page-break/>6 m<text:span text:style-name="T3">3</text:span></text:p>
        </text:list-item>
        <text:list-item>
          <text:p text:style-name="P14"><text:span text:style-name="T4">12. 6. 2019 </text:span><text:span text:style-name="T5">(16.06.2019) (12/06/2019)</text:span></text:p>
        </text:list-item>
        <text:list-item>
          <text:p text:style-name="P14"><text:span text:style-name="T4">s. r. o. </text:span><text:span text:style-name="T5">(s. </text:span><text:span text:style-name="T6">s</text:span><text:span text:style-name="T5"> r. o.)</text:span></text:p>
        </text:list-item>
      </text:list>
      <text:p text:style-name="P9">Oprava písemky</text:p>
      <text:list xml:id="list4230412263" text:style-name="L4">
        <text:list-item>
          <text:p text:style-name="P15"><text:span text:style-name="T9">z</text:span>trhaný obličej - </text:p>
        </text:list-item>
        <text:list-item>
          <text:p text:style-name="P15">afr<text:span text:style-name="T9">i</text:span>ckých zemí</text:p>
        </text:list-item>
        <text:list-item>
          <text:p text:style-name="P15">sis<text:span text:style-name="T9">y</text:span>fovský úkol</text:p>
        </text:list-item>
        <text:list-item>
          <text:p text:style-name="P15"><text:s/><text:span text:style-name="T12">v</text:span><text:span text:style-name="T10">ý</text:span><text:span text:style-name="T12">j</text:span><text:span text:style-name="T10">i</text:span><text:span text:style-name="T12">mky</text:span></text:p>
        </text:list-item>
        <text:list-item>
          <text:p text:style-name="P15"><text:s/><text:span text:style-name="T12">pomoci, pomoct – obojí</text:span></text:p>
        </text:list-item>
        <text:list-item>
          <text:p text:style-name="P16">Kdybyste byli</text:p>
        </text:list-item>
        <text:list-item>
          <text:p text:style-name="P16">spravíte – nejedná se o zprávy</text:p>
        </text:list-item>
        <text:list-item>
          <text:p text:style-name="P15">ta<text:span text:style-name="T9">m</text:span>ější – od tam</text:p>
        </text:list-item>
        <text:list-item>
          <text:p text:style-name="P15">v babi<text:span text:style-name="T9">čč</text:span>ině ob<text:span text:style-name="T9">je</text:span>tí – od slova jímat</text:p>
        </text:list-item>
        <text:list-item>
          <text:p text:style-name="P17">brandý<text:span text:style-name="T10">š</text:span>tí</text:p>
        </text:list-item>
        <text:list-item>
          <text:p text:style-name="P15">krkono<text:span text:style-name="T9">šš</text:span>tí</text:p>
        </text:list-item>
        <text:list-item>
          <text:p text:style-name="P15"><text:span text:style-name="T9">G</text:span>ymnázium na třídě Kapitána Jaroše</text:p>
        </text:list-item>
        <text:list-item>
          <text:p text:style-name="P15">stanice Náměstí Míru</text:p>
        </text:list-item>
        <text:list-item>
          <text:p text:style-name="P18">konžští konžský haagský ašští ašský </text:p>
        </text:list-item>
        <text:list-item>
          <text:p text:style-name="P18"><text:s/></text:p>
        </text:list-item>
        <text:list-item>
          <text:p text:style-name="P18"><text:span text:style-name="T13">manik</text:span><text:span text:style-name="T11">ú</text:span><text:span text:style-name="T14">ra</text:span></text:p>
        </text:list-item>
        <text:list-item>
          <text:p text:style-name="P18"><text:span text:style-name="T14">s pytl</text:span><text:span text:style-name="T11">i</text:span> </text:p>
        </text:list-item>
        <text:list-item>
          <text:p text:style-name="P19">de<text:span text:style-name="T9">n</text:span>ík</text:p>
        </text:list-item>
        <text:list-item>
          <text:p text:style-name="P19"><text:span text:style-name="T9">Z</text:span>jednal si pořádek (nejedná se o domluvení, ale o zařízení nápravy)</text:p>
        </text:list-item>
        <text:list-item>
          <text:p text:style-name="P19"><text:span text:style-name="T9">p</text:span>oloostrov <text:span text:style-name="T9">P</text:span>eloponéský</text:p>
        </text:list-item>
        <text:list-item>
          <text:p text:style-name="P19">Univerzita <text:span text:style-name="T9">K</text:span>arlova</text:p>
        </text:list-item>
        <text:list-item>
          <text:p text:style-name="P19">Univerzity <text:span text:style-name="T9">P</text:span>alackého</text:p>
        </text:list-item>
        <text:list-item>
          <text:p text:style-name="P19">způsobili </text:p>
        </text:list-item>
        <text:list-item>
          <text:p text:style-name="P19">vysychání</text:p>
        </text:list-item>
        <text:list-item>
          <text:p text:style-name="P19">stepi</text:p>
        </text:list-item>
        <text:list-item>
          <text:p text:style-name="P19">strávil</text:p>
        </text:list-item>
        <text:list-item>
          <text:p text:style-name="P19">Barytonista</text:p>
        </text:list-item>
        <text:list-item>
          <text:p text:style-name="P19">přesvě<text:span text:style-name="T9">d</text:span>čte <text:s/>se</text:p>
        </text:list-item>
        <text:list-item>
          <text:p text:style-name="P19">s<text:span text:style-name="T9">y</text:span>čárna</text:p>
        </text:list-item>
      </text:list>
      <text:p text:style-name="P20"/>
      <text:p text:style-name="P21">Přímá řeč:</text:p>
      <text:p text:style-name="P21">Petr řekl: „Pojď dnes do kina.“</text:p>
      <text:p text:style-name="P21">„Pojď dnes do kina<text:span text:style-name="T9">,</text:span>“ řekl Petr.</text:p>
      <text:p text:style-name="P21">„Pojď do kina,“ řekl Petr, „hrají bezva film.“</text:p>
      <text:p text:style-name="P21">„Jaký?“ zeptal se Mart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2-21T13:20:57.166000000</dc:date>
    <meta:editing-duration>PT6H26M45S</meta:editing-duration>
    <meta:editing-cycles>19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76" meta:word-count="301" meta:character-count="1461" meta:non-whitespace-character-count="1278"/>
  </office:meta>
</office:document-meta>
</file>